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84in"/>
    </style:style>
    <style:style style:name="Table1.B" style:family="table-column">
      <style:table-column-properties style:column-width="0.8167in"/>
    </style:style>
    <style:style style:name="Table1.C" style:family="table-column">
      <style:table-column-properties style:column-width="2.9097in"/>
    </style:style>
    <style:style style:name="Table1.D" style:family="table-column">
      <style:table-column-properties style:column-width="2.414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rsid="001881d8" officeooo:paragraph-rsid="001881d8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officeooo:rsid="0022699d" officeooo:paragraph-rsid="0022699d"/>
    </style:style>
    <style:style style:name="P4" style:family="paragraph" style:parent-style-name="Standard">
      <style:text-properties officeooo:rsid="001740d2" officeooo:paragraph-rsid="001740d2"/>
    </style:style>
    <style:style style:name="P5" style:family="paragraph" style:parent-style-name="Standard">
      <style:text-properties officeooo:rsid="001881d8" officeooo:paragraph-rsid="001881d8"/>
    </style:style>
    <style:style style:name="P6" style:family="paragraph" style:parent-style-name="Standard">
      <style:text-properties officeooo:paragraph-rsid="001881d8"/>
    </style:style>
    <style:style style:name="P7" style:family="paragraph" style:parent-style-name="Standard">
      <style:text-properties officeooo:rsid="001959d0" officeooo:paragraph-rsid="001959d0"/>
    </style:style>
    <style:style style:name="P8" style:family="paragraph" style:parent-style-name="Standard">
      <style:text-properties officeooo:rsid="001bb250" officeooo:paragraph-rsid="001bb250"/>
    </style:style>
    <style:style style:name="P9" style:family="paragraph" style:parent-style-name="Standard">
      <style:text-properties officeooo:rsid="001ccf03" officeooo:paragraph-rsid="001ccf03"/>
    </style:style>
    <style:style style:name="P10" style:family="paragraph" style:parent-style-name="Standard">
      <style:text-properties officeooo:rsid="001e8b1f" officeooo:paragraph-rsid="001e8b1f"/>
    </style:style>
    <style:style style:name="P11" style:family="paragraph" style:parent-style-name="Standard">
      <style:text-properties officeooo:rsid="001fe70b" officeooo:paragraph-rsid="001fe70b"/>
    </style:style>
    <style:style style:name="P12" style:family="paragraph" style:parent-style-name="Standard">
      <style:text-properties officeooo:rsid="001fe70b" officeooo:paragraph-rsid="00206925"/>
    </style:style>
    <style:style style:name="P13" style:family="paragraph" style:parent-style-name="Standard">
      <style:text-properties officeooo:rsid="00206925" officeooo:paragraph-rsid="00206925"/>
    </style:style>
    <style:style style:name="P14" style:family="paragraph" style:parent-style-name="Standard">
      <style:text-properties fo:font-weight="bold" officeooo:rsid="001fe70b" officeooo:paragraph-rsid="0020d152" style:font-weight-asian="bold" style:font-weight-complex="bold"/>
    </style:style>
    <style:style style:name="P15" style:family="paragraph" style:parent-style-name="Standard">
      <style:text-properties fo:font-weight="bold" officeooo:rsid="001fe70b" officeooo:paragraph-rsid="001fe70b" style:font-weight-asian="bold" style:font-weight-complex="bold"/>
    </style:style>
    <style:style style:name="P16" style:family="paragraph" style:parent-style-name="Standard">
      <style:text-properties fo:font-weight="bold" officeooo:paragraph-rsid="0022699d" style:font-weight-asian="bold" style:font-weight-complex="bold"/>
    </style:style>
    <style:style style:name="P17" style:family="paragraph" style:parent-style-name="Standard">
      <style:text-properties fo:font-weight="bold" officeooo:rsid="001959d0" officeooo:paragraph-rsid="001e8b1f" style:font-weight-asian="bold" style:font-weight-complex="bold"/>
    </style:style>
    <style:style style:name="P18" style:family="paragraph" style:parent-style-name="Standard">
      <style:text-properties officeooo:rsid="0022699d" officeooo:paragraph-rsid="0022699d"/>
    </style:style>
    <style:style style:name="P19" style:family="paragraph" style:parent-style-name="Standard">
      <style:text-properties officeooo:paragraph-rsid="0022699d"/>
    </style:style>
    <style:style style:name="P20" style:family="paragraph" style:parent-style-name="Standard">
      <style:text-properties officeooo:paragraph-rsid="002430ae"/>
    </style:style>
    <style:style style:name="P21" style:family="paragraph" style:parent-style-name="Standard">
      <style:text-properties officeooo:rsid="002554a5" officeooo:paragraph-rsid="002554a5"/>
    </style:style>
    <style:style style:name="P22" style:family="paragraph" style:parent-style-name="Standard">
      <style:text-properties officeooo:rsid="0025e7ab" officeooo:paragraph-rsid="0025e7ab"/>
    </style:style>
    <style:style style:name="P23" style:family="paragraph" style:parent-style-name="Standard">
      <style:text-properties officeooo:paragraph-rsid="002737ec"/>
    </style:style>
    <style:style style:name="P24" style:family="paragraph" style:parent-style-name="Standard">
      <style:text-properties officeooo:paragraph-rsid="002bdd88"/>
    </style:style>
    <style:style style:name="P25" style:family="paragraph" style:parent-style-name="Standard">
      <style:text-properties officeooo:rsid="002c5764" officeooo:paragraph-rsid="002c5764"/>
    </style:style>
    <style:style style:name="P26" style:family="paragraph" style:parent-style-name="Standard">
      <style:text-properties officeooo:rsid="002c5764" officeooo:paragraph-rsid="0030eea3"/>
    </style:style>
    <style:style style:name="P27" style:family="paragraph" style:parent-style-name="Standard">
      <style:text-properties officeooo:rsid="002c5764" officeooo:paragraph-rsid="003141cb"/>
    </style:style>
    <style:style style:name="P28" style:family="paragraph" style:parent-style-name="Standard">
      <style:text-properties officeooo:rsid="002e2916" officeooo:paragraph-rsid="002e2916"/>
    </style:style>
    <style:style style:name="P29" style:family="paragraph" style:parent-style-name="Standard">
      <style:text-properties officeooo:paragraph-rsid="002fa731"/>
    </style:style>
    <style:style style:name="P30" style:family="paragraph" style:parent-style-name="Standard">
      <style:text-properties officeooo:paragraph-rsid="0030eea3"/>
    </style:style>
    <style:style style:name="P31" style:family="paragraph" style:parent-style-name="Standard">
      <style:text-properties officeooo:rsid="003141cb" officeooo:paragraph-rsid="003141cb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paragraph-properties fo:margin-top="0in" fo:margin-bottom="0in" style:contextual-spacing="false"/>
    </style:style>
    <style:style style:name="P34" style:family="paragraph" style:parent-style-name="Text_20_body" style:list-style-name="L2"/>
    <style:style style:name="P35" style:family="paragraph" style:parent-style-name="Text_20_body" style:list-style-name="L2">
      <style:paragraph-properties fo:margin-top="0in" fo:margin-bottom="0in" style:contextual-spacing="false"/>
    </style:style>
    <style:style style:name="P36" style:family="paragraph" style:parent-style-name="Text_20_body">
      <style:text-properties officeooo:rsid="001881d8" officeooo:paragraph-rsid="001881d8"/>
    </style:style>
    <style:style style:name="P37" style:family="paragraph" style:parent-style-name="Text_20_body" style:list-style-name="L3"/>
    <style:style style:name="P38" style:family="paragraph" style:parent-style-name="Text_20_body" style:list-style-name="L3">
      <style:paragraph-properties fo:margin-top="0in" fo:margin-bottom="0in" style:contextual-spacing="false"/>
    </style:style>
    <style:style style:name="P39" style:family="paragraph" style:parent-style-name="Text_20_body" style:list-style-name="L4"/>
    <style:style style:name="P40" style:family="paragraph" style:parent-style-name="Text_20_body" style:list-style-name="L4">
      <style:paragraph-properties fo:margin-top="0in" fo:margin-bottom="0in" style:contextual-spacing="false"/>
    </style:style>
    <style:style style:name="P41" style:family="paragraph" style:parent-style-name="Text_20_body" style:list-style-name="L5"/>
    <style:style style:name="P42" style:family="paragraph" style:parent-style-name="Text_20_body" style:list-style-name="L5">
      <style:paragraph-properties fo:margin-top="0in" fo:margin-bottom="0in" style:contextual-spacing="false"/>
    </style:style>
    <style:style style:name="P43" style:family="paragraph" style:parent-style-name="Text_20_body" style:list-style-name="L6"/>
    <style:style style:name="P44" style:family="paragraph" style:parent-style-name="Text_20_body" style:list-style-name="L6">
      <style:paragraph-properties fo:margin-top="0in" fo:margin-bottom="0in" style:contextual-spacing="false"/>
    </style:style>
    <style:style style:name="P45" style:family="paragraph" style:parent-style-name="Text_20_body">
      <style:text-properties officeooo:rsid="002c5764"/>
    </style:style>
    <style:style style:name="P46" style:family="paragraph" style:parent-style-name="Text_20_body">
      <style:text-properties officeooo:paragraph-rsid="0032eb7a"/>
    </style:style>
    <style:style style:name="P47" style:family="paragraph" style:parent-style-name="Text_20_body" style:list-style-name="L7"/>
    <style:style style:name="P48" style:family="paragraph" style:parent-style-name="Text_20_body" style:list-style-name="L7">
      <style:paragraph-properties fo:margin-top="0in" fo:margin-bottom="0in" style:contextual-spacing="false"/>
    </style:style>
    <style:style style:name="P49" style:family="paragraph" style:parent-style-name="Text_20_body" style:list-style-name="L8"/>
    <style:style style:name="P50" style:family="paragraph" style:parent-style-name="Text_20_body" style:list-style-name="L8">
      <style:paragraph-properties fo:margin-top="0in" fo:margin-bottom="0in" style:contextual-spacing="false"/>
    </style:style>
    <style:style style:name="P51" style:family="paragraph" style:parent-style-name="Text_20_body" style:list-style-name="L9"/>
    <style:style style:name="P52" style:family="paragraph" style:parent-style-name="Text_20_body" style:list-style-name="L9">
      <style:paragraph-properties fo:margin-top="0in" fo:margin-bottom="0in" style:contextual-spacing="false"/>
    </style:style>
    <style:style style:name="P53" style:family="paragraph" style:parent-style-name="Text_20_body" style:list-style-name="L10"/>
    <style:style style:name="P54" style:family="paragraph" style:parent-style-name="Text_20_body" style:list-style-name="L10">
      <style:paragraph-properties fo:margin-top="0in" fo:margin-bottom="0in" style:contextual-spacing="false"/>
    </style:style>
    <style:style style:name="P55" style:family="paragraph" style:parent-style-name="Text_20_body" style:list-style-name="L11"/>
    <style:style style:name="P56" style:family="paragraph" style:parent-style-name="Text_20_body" style:list-style-name="L11">
      <style:paragraph-properties fo:margin-top="0in" fo:margin-bottom="0in" style:contextual-spacing="false"/>
    </style:style>
    <style:style style:name="P57" style:family="paragraph" style:parent-style-name="Text_20_body" style:list-style-name="L12"/>
    <style:style style:name="P58" style:family="paragraph" style:parent-style-name="Text_20_body" style:list-style-name="L12">
      <style:paragraph-properties fo:margin-top="0in" fo:margin-bottom="0in" style:contextual-spacing="false"/>
    </style:style>
    <style:style style:name="P59" style:family="paragraph" style:parent-style-name="Text_20_body" style:list-style-name="L13"/>
    <style:style style:name="P60" style:family="paragraph" style:parent-style-name="Text_20_body" style:list-style-name="L13">
      <style:paragraph-properties fo:margin-top="0in" fo:margin-bottom="0in" style:contextual-spacing="false"/>
    </style:style>
    <style:style style:name="P61" style:family="paragraph" style:parent-style-name="Text_20_body" style:list-style-name="L14"/>
    <style:style style:name="P62" style:family="paragraph" style:parent-style-name="Text_20_body" style:list-style-name="L14">
      <style:paragraph-properties fo:margin-top="0in" fo:margin-bottom="0in" style:contextual-spacing="false"/>
    </style:style>
    <style:style style:name="T1" style:family="text">
      <style:text-properties officeooo:rsid="001881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8b1f" style:font-weight-asian="bold" style:font-weight-complex="bold"/>
    </style:style>
    <style:style style:name="T4" style:family="text">
      <style:text-properties fo:font-weight="bold" officeooo:rsid="0032eb7a" style:font-weight-asian="bold" style:font-weight-complex="bold"/>
    </style:style>
    <style:style style:name="T5" style:family="text">
      <style:text-properties officeooo:rsid="0019e7c5"/>
    </style:style>
    <style:style style:name="T6" style:family="text">
      <style:text-properties fo:color="#c9211e" loext:opacity="100%"/>
    </style:style>
    <style:style style:name="T7" style:family="text">
      <style:text-properties officeooo:rsid="001e8b1f"/>
    </style:style>
    <style:style style:name="T8" style:family="text">
      <style:text-properties officeooo:rsid="001fe70b"/>
    </style:style>
    <style:style style:name="T9" style:family="text">
      <style:text-properties officeooo:rsid="00206925"/>
    </style:style>
    <style:style style:name="T10" style:family="text">
      <style:text-properties officeooo:rsid="0020d152"/>
    </style:style>
    <style:style style:name="T11" style:family="text">
      <style:text-properties officeooo:rsid="0022699d"/>
    </style:style>
    <style:style style:name="T12" style:family="text">
      <style:text-properties officeooo:rsid="002430ae"/>
    </style:style>
    <style:style style:name="T13" style:family="text">
      <style:text-properties officeooo:rsid="002737ec"/>
    </style:style>
    <style:style style:name="T14" style:family="text">
      <style:text-properties officeooo:rsid="00290eca"/>
    </style:style>
    <style:style style:name="T15" style:family="text">
      <style:text-properties officeooo:rsid="002bdd88"/>
    </style:style>
    <style:style style:name="T16" style:family="text">
      <style:text-properties officeooo:rsid="002fa731"/>
    </style:style>
    <style:style style:name="T17" style:family="text">
      <style:text-properties officeooo:rsid="0030eea3"/>
    </style:style>
    <style:style style:name="T18" style:family="text">
      <style:text-properties officeooo:rsid="0032eb7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AUTH 2.0</text:p>
      <text:p text:style-name="P4"/>
      <text:p text:style-name="P6"><text:span text:style-name="T1">========================</text:span>OAuth 2.0 Authorization Server<text:span text:style-name="T1">==========================</text:span></text:p>
      <text:p text:style-name="P7">To-do list:</text:p>
      <text:p text:style-name="P7">1. Test AS: <text:span text:style-name="T5">Passed 7 Test, See details</text:span></text:p>
      <text:p text:style-name="P7"/>
      <text:p text:style-name="P17">2. Run and <text:span text:style-name="T7">Test:</text:span></text:p>
      <text:p text:style-name="P10"><text:span text:style-name="T8">1. </text:span>Get Token:</text:p>
      <text:p text:style-name="P8">A. Using Curl</text:p>
      <text:p text:style-name="P8">curl -X POST messaging-client:secret@localhost:9000/oauth2/token -d "grant_type=client_credentials" -d "scope=message:<text:span text:style-name="T6">read</text:span>"</text:p>
      <text:p text:style-name="P9">OR</text:p>
      <text:p text:style-name="P9">curl -X POST messaging-client:secret@localhost:9000/oauth2/token -d "grant_type=client_credentials" -d "scope=message:<text:span text:style-name="T6">write</text:span>"</text:p>
      <text:p text:style-name="P11"/>
      <text:p text:style-name="P11">2.<text:span text:style-name="T3">Token Export at console:</text:span></text:p>
      <text:p text:style-name="P10">At windows, export token like: SET TOKEN=”token……………………...”</text:p>
      <text:p text:style-name="P10">At Linux, export token like: export TOKEN=”token……………………….”</text:p>
      <text:p text:style-name="P11">3. Access</text:p>
      <text:p text:style-name="P10"/>
      <text:p text:style-name="P16"><text:span text:style-name="T11">3.</text:span>token introspection request </text:p>
      <text:p text:style-name="P19"/>
      <text:p text:style-name="P3">curl -X POST messaging-client:secret@localhost:9000/oauth2/introspect -d "token=$TOKEN"</text:p>
      <text:p text:style-name="P18"/>
      <text:p text:style-name="P9"/>
      <text:p text:style-name="P9"/>
      <text:p text:style-name="P9"/>
      <text:p text:style-name="P8">B. Using Postman</text:p>
      <text:p text:style-name="P20"><text:span text:style-name="T12">1. POST request to: </text:span><text:a xlink:type="simple" xlink:href="http://localhost:9000/oauth2/token" text:style-name="Internet_20_link" text:visited-style-name="Visited_20_Internet_20_Link">http://localhost:9000/oauth2/token</text:a></text:p>
      <text:p text:style-name="P21"><text:span text:style-name="T2">at authorization Tab</text:span>, select basic auth and provide client details:</text:p>
      <text:p text:style-name="P21">username: messaging-client </text:p>
      <text:p text:style-name="P21">password: secret</text:p>
      <text:p text:style-name="P21"/>
      <text:p text:style-name="P22">Then at body tab, x-WWW-form-urlencoded, </text:p>
      <text:p text:style-name="P23"><text:span text:style-name="T13">use,</text:span></text:p>
      <text:p text:style-name="P23"><text:span text:style-name="T13"><text:s/></text:span>grant_type <text:span text:style-name="T14">as KEY, </text:span><text:s/>client_credentials <text:span text:style-name="T14">as VALUE</text:span></text:p>
      <text:p text:style-name="P23"><text:span text:style-name="T13">scope </text:span><text:span text:style-name="T14">as KEY, </text:span>message:read <text:span text:style-name="T14">as VALUE</text:span></text:p>
      <text:p text:style-name="P21"/>
      <text:p text:style-name="P24"><text:span text:style-name="T15">Now, GET request: </text:span>http://localhost:8090 </text:p>
      <text:p text:style-name="P25">At authorization tab, Bearer token and paste token……………………</text:p>
      <text:p text:style-name="P25"/>
      <text:p text:style-name="P46"><text:span text:style-name="Source_20_Text"><text:span text:style-name="T4">I</text:span></text:span><text:span text:style-name="Source_20_Text"><text:span text:style-name="T2">ntrospect</text:span></text:span></text:p>
      <text:h text:style-name="Heading_20_3" text:outline-level="3"><text:span text:style-name="Strong_20_Emphasis">1. Method &amp; URL</text:span></text:h>
      <text:list text:style-name="L3">
        <text:list-item>
          <text:p text:style-name="P38"><text:span text:style-name="Strong_20_Emphasis">Method:</text:span> <text:span text:style-name="Source_20_Text">POST</text:span> </text:p>
        </text:list-item>
        <text:list-item>
          <text:p text:style-name="P37"><text:span text:style-name="Strong_20_Emphasis">URL:</text:span> <text:span text:style-name="Source_20_Text">http://localhost:9000/oauth2/introspect</text:span> </text:p>
        </text:list-item>
      </text:list>
      <text:h text:style-name="Heading_20_3" text:outline-level="3"><text:soft-page-break/><text:span text:style-name="Strong_20_Emphasis">2. Authentication</text:span></text:h>
      <text:list text:style-name="L4">
        <text:list-item>
          <text:p text:style-name="P40">Go to the <text:span text:style-name="Strong_20_Emphasis">"Authorization"</text:span> tab in Postman. </text:p>
        </text:list-item>
        <text:list-item>
          <text:p text:style-name="P40">Select <text:span text:style-name="Strong_20_Emphasis">"Basic Auth"</text:span> as the type. </text:p>
        </text:list-item>
        <text:list-item>
          <text:p text:style-name="P40">Enter: </text:p>
          <text:list>
            <text:list-item>
              <text:p text:style-name="P40"><text:span text:style-name="Strong_20_Emphasis">Username:</text:span> <text:span text:style-name="Source_20_Text">messaging-client</text:span> </text:p>
            </text:list-item>
            <text:list-item>
              <text:p text:style-name="P39"><text:span text:style-name="Strong_20_Emphasis">Password:</text:span> <text:span text:style-name="Source_20_Text">secret</text:span> </text:p>
            </text:list-item>
          </text:list>
        </text:list-item>
      </text:list>
      <text:h text:style-name="Heading_20_3" text:outline-level="3"><text:span text:style-name="Strong_20_Emphasis">3. Body Parameters</text:span></text:h>
      <text:list text:style-name="L5">
        <text:list-item>
          <text:p text:style-name="P42">Go to the <text:span text:style-name="Strong_20_Emphasis">"Body"</text:span> tab. </text:p>
        </text:list-item>
        <text:list-item>
          <text:p text:style-name="P42">Select <text:span text:style-name="Strong_20_Emphasis">"x-www-form-urlencoded"</text:span> format. </text:p>
        </text:list-item>
        <text:list-item>
          <text:p text:style-name="P42">Add a key-value pair: </text:p>
          <text:list>
            <text:list-item>
              <text:p text:style-name="P42"><text:span text:style-name="Strong_20_Emphasis">Key:</text:span> <text:span text:style-name="Source_20_Text">token</text:span> </text:p>
            </text:list-item>
            <text:list-item>
              <text:p text:style-name="P41"><text:span text:style-name="Strong_20_Emphasis">Value:</text:span> <text:span text:style-name="Source_20_Text">$TOKEN</text:span> <text:span text:style-name="Emphasis">(Replace with actual token)</text:span> </text:p>
            </text:list-item>
          </text:list>
        </text:list-item>
      </text:list>
      <text:h text:style-name="Heading_20_3" text:outline-level="3"><text:span text:style-name="Strong_20_Emphasis">4. Headers (Optional, but recommended)</text:span></text:h>
      <text:list text:style-name="L6">
        <text:list-item>
          <text:p text:style-name="P44">Go to the <text:span text:style-name="Strong_20_Emphasis">"Headers"</text:span> tab. </text:p>
        </text:list-item>
        <text:list-item>
          <text:p text:style-name="P44">Ensure you have: </text:p>
          <text:list>
            <text:list-item>
              <text:p text:style-name="P44"><text:span text:style-name="Strong_20_Emphasis">Key:</text:span> <text:span text:style-name="Source_20_Text">Content-Type</text:span> </text:p>
            </text:list-item>
            <text:list-item>
              <text:p text:style-name="P43"><text:span text:style-name="Strong_20_Emphasis">Value:</text:span> <text:span text:style-name="Source_20_Text">application/x-www-form-urlencoded</text:span> </text:p>
            </text:list-item>
          </text:list>
        </text:list-item>
      </text:list>
      <text:h text:style-name="Heading_20_3" text:outline-level="3"><text:span text:style-name="Strong_20_Emphasis">5. Send the Request</text:span></text:h>
      <text:p text:style-name="P45"/>
      <text:p text:style-name="P21"/>
      <text:p text:style-name="P7">3. Test By Resource Server</text:p>
      <text:p text:style-name="P11">By Curl:</text:p>
      <text:p text:style-name="P15">1. To access read scope Secured Data:</text:p>
      <text:p text:style-name="P11"/>
      <text:p text:style-name="P11">curl -X POST messaging-client:secret@localhost:9000/oauth2/token -d "grant_type=client_credentials" -d "scope=message:read"</text:p>
      <text:p text:style-name="P13"/>
      <text:p text:style-name="P14"><text:span text:style-name="T10">2</text:span>. To access read scope Secured Data:</text:p>
      <text:p text:style-name="P12">curl -X POST messaging-client:secret@localhost:9000/oauth2/token -d "grant_type=client_credentials" -d "scope=message:<text:span text:style-name="T9">write</text:span>"</text:p>
      <text:p text:style-name="P12"/>
      <text:p text:style-name="P28">By Postman:</text:p>
      <text:p text:style-name="P29"><text:span text:style-name="T16">1. GET request: </text:span><text:a xlink:type="simple" xlink:href="http://localhost:8090/message" text:style-name="Internet_20_link" text:visited-style-name="Visited_20_Internet_20_Link">http://localhost:8090/message</text:a></text:p>
      <text:p text:style-name="P26">At authorization tab, Bearer token and paste token……………………</text:p>
      <text:p text:style-name="P26"/>
      <text:p text:style-name="P30"><text:span text:style-name="T17">2. POST REQUEST: </text:span><text:a xlink:type="simple" xlink:href="http://localhost:8090/message" text:style-name="Internet_20_link" text:visited-style-name="Visited_20_Internet_20_Link">http://localhost:8090/message</text:a></text:p>
      <text:p text:style-name="P27">At authorization tab, Bearer token and paste token……………………</text:p>
      <text:p text:style-name="P31">And at body tab, either text or json: my message</text:p>
      <text:p text:style-name="P6"/>
      <text:p text:style-name="P7"><text:span text:style-name="T2">Details</text:span>:</text:p>
      <text:p text:style-name="P7"><text:soft-page-break/></text:p>
      <text:p text:style-name="P36">This sample demonstrates an <text:span text:style-name="Strong_20_Emphasis">Authorization Server</text:span> implementing the <text:span text:style-name="Strong_20_Emphasis">authorization_code</text:span> and <text:span text:style-name="Strong_20_Emphasis">client_credentials</text:span> grant types while supporting <text:span text:style-name="Strong_20_Emphasis">OpenID Connect 1.0 (OIDC)</text:span>. It generates <text:span text:style-name="Strong_20_Emphasis">JWT tokens</text:span> signed using the <text:span text:style-name="Strong_20_Emphasis">RS256</text:span> algorithm.</text:p>
      <text:p text:style-name="Horizontal_20_Line"/>
      <text:h text:style-name="Heading_20_2" text:outline-level="2">🔹 <text:span text:style-name="Strong_20_Emphasis">Understanding the Key Concepts</text:span></text:h>
      <text:list text:style-name="L1">
        <text:list-item>
          <text:p text:style-name="P32"><text:span text:style-name="Strong_20_Emphasis">Authorization Server (AS)</text:span></text:p>
          <text:list>
            <text:list-item>
              <text:p text:style-name="P33">Issues tokens after authenticating and authorizing clients. </text:p>
            </text:list-item>
            <text:list-item>
              <text:p text:style-name="P33">Supports OIDC for user authentication and identity claims. </text:p>
            </text:list-item>
            <text:list-item>
              <text:p text:style-name="P33">Uses <text:span text:style-name="Strong_20_Emphasis">RS256</text:span> for signing tokens (asymmetric signing using a private key). </text:p>
            </text:list-item>
          </text:list>
        </text:list-item>
        <text:list-item>
          <text:p text:style-name="P32"><text:span text:style-name="Strong_20_Emphasis">Grant Types Used</text:span></text:p>
          <text:list>
            <text:list-item>
              <text:p text:style-name="P33"><text:span text:style-name="Strong_20_Emphasis">Authorization Code</text:span>: Used for web/mobile apps where users log in. </text:p>
            </text:list-item>
            <text:list-item>
              <text:p text:style-name="P33"><text:span text:style-name="Strong_20_Emphasis">Client Credentials</text:span>: Used for machine-to-machine (M2M) authentication. </text:p>
            </text:list-item>
          </text:list>
        </text:list-item>
        <text:list-item>
          <text:p text:style-name="P32"><text:span text:style-name="Strong_20_Emphasis">JWT (JSON Web Token)</text:span></text:p>
          <text:list>
            <text:list-item>
              <text:p text:style-name="P33">Used as an access token. </text:p>
            </text:list-item>
            <text:list-item>
              <text:p text:style-name="P32">Signed with <text:span text:style-name="Strong_20_Emphasis">RS256</text:span> (asymmetric) instead of <text:span text:style-name="Strong_20_Emphasis">HS256</text:span> (symmetric). </text:p>
            </text:list-item>
          </text:list>
        </text:list-item>
      </text:list>
      <text:p text:style-name="Horizontal_20_Line"/>
      <text:h text:style-name="Heading_20_2" text:outline-level="2">🔹 <text:span text:style-name="Strong_20_Emphasis">RS256-Signed JWT</text:span></text:h>
      <text:p text:style-name="Text_20_body">The <text:span text:style-name="Strong_20_Emphasis">RS256</text:span> algorithm (Rivest-Shamir-Adleman with SHA-256) uses:</text:p>
      <text:list text:style-name="L2">
        <text:list-item>
          <text:p text:style-name="P35">A <text:span text:style-name="Strong_20_Emphasis">private key</text:span> (held by the Authorization Server) to sign the JWT. </text:p>
        </text:list-item>
        <text:list-item>
          <text:p text:style-name="P34">A <text:span text:style-name="Strong_20_Emphasis">public key</text:span> (shared with clients) to verify the JWT. </text:p>
        </text:list-item>
      </text:list>
      <text:h text:style-name="Heading_20_3" text:outline-level="3"><text:span text:style-name="Strong_20_Emphasis">Example of a JWT Header (RS256)</text:span></text:h>
      <text:p text:style-name="Preformatted_20_Text"><text:span text:style-name="Source_20_Text">{</text:span></text:p>
      <text:p text:style-name="Preformatted_20_Text"><text:span text:style-name="Source_20_Text"><text:s text:c="2"/>"alg": "RS256",</text:span></text:p>
      <text:p text:style-name="Preformatted_20_Text"><text:span text:style-name="Source_20_Text"><text:s text:c="2"/>"typ": "JWT",</text:span></text:p>
      <text:p text:style-name="Preformatted_20_Text"><text:span text:style-name="Source_20_Text"><text:s text:c="2"/>"kid": "12345" <text:s/></text:span></text:p>
      <text:p text:style-name="P2"><text:span text:style-name="Source_20_Text">}</text:span></text:p>
      <text:h text:style-name="Heading_20_3" text:outline-level="3"><text:span text:style-name="Strong_20_Emphasis">Example of a JWT Payload</text:span></text:h>
      <text:p text:style-name="Preformatted_20_Text"><text:span text:style-name="Source_20_Text">{</text:span></text:p>
      <text:p text:style-name="Preformatted_20_Text"><text:span text:style-name="Source_20_Text"><text:s text:c="2"/>"iss": "https://auth-server.com",</text:span></text:p>
      <text:p text:style-name="Preformatted_20_Text"><text:span text:style-name="Source_20_Text"><text:s text:c="2"/>"sub": "user123",</text:span></text:p>
      <text:p text:style-name="Preformatted_20_Text"><text:span text:style-name="Source_20_Text"><text:s text:c="2"/>"aud": "resource-server",</text:span></text:p>
      <text:p text:style-name="Preformatted_20_Text"><text:span text:style-name="Source_20_Text"><text:s text:c="2"/>"exp": 1719891740,</text:span></text:p>
      <text:p text:style-name="Preformatted_20_Text"><text:span text:style-name="Source_20_Text"><text:s text:c="2"/>"iat": 1719888140,</text:span></text:p>
      <text:p text:style-name="Preformatted_20_Text"><text:span text:style-name="Source_20_Text"><text:s text:c="2"/>"scope": "read write",</text:span></text:p>
      <text:p text:style-name="Preformatted_20_Text"><text:span text:style-name="Source_20_Text"><text:s text:c="2"/>"email": "user@example.com"</text:span></text:p>
      <text:p text:style-name="P2"><text:span text:style-name="Source_20_Text">}</text:span></text:p>
      <text:h text:style-name="Heading_20_3" text:outline-level="3"><text:soft-page-break/><text:span text:style-name="Strong_20_Emphasis">Example of a JWT Signature</text:span></text:h>
      <text:p text:style-name="Text_20_body">The signature is generated using:</text:p>
      <text:p text:style-name="P2"><text:span text:style-name="Source_20_Text">RS256(private_key, base64UrlEncode(header) + "." + base64UrlEncode(payload))</text:span></text:p>
      <text:p text:style-name="Horizontal_20_Line"/>
      <text:h text:style-name="Heading_20_2" text:outline-level="2">🔹 <text:span text:style-name="Strong_20_Emphasis">Flow: Authorization Code Grant (User Login)</text:span></text:h>
      <text:h text:style-name="Heading_20_3" text:outline-level="3"><text:span text:style-name="Strong_20_Emphasis">Step 1: Request Authorization Code</text:span></text:h>
      <text:p text:style-name="Text_20_body">Client (e.g., a web app) redirects the user to:</text:p>
      <text:p text:style-name="Preformatted_20_Text"><text:span text:style-name="Source_20_Text">GET /authorize?response_type=code&amp;client_id=client123</text:span></text:p>
      <text:p text:style-name="Preformatted_20_Text"><text:span text:style-name="Source_20_Text"><text:s text:c="3"/>&amp;redirect_uri=https://client-app/callback</text:span></text:p>
      <text:p text:style-name="Preformatted_20_Text"><text:span text:style-name="Source_20_Text"><text:s text:c="3"/>&amp;scope=openid profile email</text:span></text:p>
      <text:p text:style-name="P2"><text:span text:style-name="Source_20_Text"><text:s text:c="3"/>&amp;state=xyz123</text:span></text:p>
      <text:p text:style-name="Text_20_body">🔹 The user logs in and consents.</text:p>
      <text:h text:style-name="Heading_20_3" text:outline-level="3"><text:span text:style-name="Strong_20_Emphasis">Step 2: Exchange Code for Token</text:span></text:h>
      <text:p text:style-name="Preformatted_20_Text"><text:span text:style-name="Source_20_Text">POST /token</text:span></text:p>
      <text:p text:style-name="Preformatted_20_Text"><text:span text:style-name="Source_20_Text">Content-Type: application/x-www-form-urlencoded</text:span></text:p>
      <text:p text:style-name="Preformatted_20_Text"/>
      <text:p text:style-name="Preformatted_20_Text"><text:span text:style-name="Source_20_Text">grant_type=authorization_code</text:span></text:p>
      <text:p text:style-name="Preformatted_20_Text"><text:span text:style-name="Source_20_Text">&amp;code=AUTH_CODE</text:span></text:p>
      <text:p text:style-name="Preformatted_20_Text"><text:span text:style-name="Source_20_Text">&amp;client_id=client123</text:span></text:p>
      <text:p text:style-name="Preformatted_20_Text"><text:span text:style-name="Source_20_Text">&amp;client_secret=secret</text:span></text:p>
      <text:p text:style-name="P2"><text:span text:style-name="Source_20_Text">&amp;redirect_uri=https://client-app/callback</text:span></text:p>
      <text:p text:style-name="Text_20_body">🔹 The <text:span text:style-name="Strong_20_Emphasis">Authorization Server</text:span> responds with:</text:p>
      <text:p text:style-name="Preformatted_20_Text"><text:span text:style-name="Source_20_Text">{</text:span></text:p>
      <text:p text:style-name="Preformatted_20_Text"><text:span text:style-name="Source_20_Text"><text:s text:c="2"/>"access_token": "JWT_ACCESS_TOKEN",</text:span></text:p>
      <text:p text:style-name="Preformatted_20_Text"><text:span text:style-name="Source_20_Text"><text:s text:c="2"/>"id_token": "JWT_ID_TOKEN",</text:span></text:p>
      <text:p text:style-name="Preformatted_20_Text"><text:span text:style-name="Source_20_Text"><text:s text:c="2"/>"token_type": "Bearer",</text:span></text:p>
      <text:p text:style-name="Preformatted_20_Text"><text:span text:style-name="Source_20_Text"><text:s text:c="2"/>"expires_in": 3600</text:span></text:p>
      <text:p text:style-name="P2"><text:span text:style-name="Source_20_Text">}</text:span></text:p>
      <text:h text:style-name="Heading_20_3" text:outline-level="3"><text:span text:style-name="Strong_20_Emphasis">Step 3: Use Token to Access Resources</text:span></text:h>
      <text:p text:style-name="Preformatted_20_Text"><text:span text:style-name="Source_20_Text">GET /resource</text:span></text:p>
      <text:p text:style-name="P2"><text:span text:style-name="Source_20_Text">Authorization: Bearer JWT_ACCESS_TOKEN</text:span></text:p>
      <text:p text:style-name="Text_20_body">🔹 The <text:span text:style-name="Strong_20_Emphasis">Resource Server</text:span> verifies the token using the <text:span text:style-name="Strong_20_Emphasis">public key</text:span>.</text:p>
      <text:p text:style-name="Horizontal_20_Line"/>
      <text:h text:style-name="Heading_20_2" text:outline-level="2"><text:soft-page-break/>🔹 <text:span text:style-name="Strong_20_Emphasis">Flow: Client Credentials Grant (Machine-to-Machine)</text:span></text:h>
      <text:h text:style-name="Heading_20_3" text:outline-level="3"><text:span text:style-name="Strong_20_Emphasis">Step 1: Request Token</text:span></text:h>
      <text:p text:style-name="Preformatted_20_Text"><text:span text:style-name="Source_20_Text">POST /token</text:span></text:p>
      <text:p text:style-name="Preformatted_20_Text"><text:span text:style-name="Source_20_Text">Content-Type: application/x-www-form-urlencoded</text:span></text:p>
      <text:p text:style-name="Preformatted_20_Text"/>
      <text:p text:style-name="Preformatted_20_Text"><text:span text:style-name="Source_20_Text">grant_type=client_credentials</text:span></text:p>
      <text:p text:style-name="Preformatted_20_Text"><text:span text:style-name="Source_20_Text">&amp;client_id=machine_client</text:span></text:p>
      <text:p text:style-name="Preformatted_20_Text"><text:span text:style-name="Source_20_Text">&amp;client_secret=secret</text:span></text:p>
      <text:p text:style-name="P2"><text:span text:style-name="Source_20_Text">&amp;scope=read</text:span></text:p>
      <text:h text:style-name="Heading_20_3" text:outline-level="3"><text:span text:style-name="Strong_20_Emphasis">Step 2: Receive Access Token</text:span></text:h>
      <text:p text:style-name="Preformatted_20_Text"><text:span text:style-name="Source_20_Text">{</text:span></text:p>
      <text:p text:style-name="Preformatted_20_Text"><text:span text:style-name="Source_20_Text"><text:s text:c="2"/>"access_token": "JWT_ACCESS_TOKEN",</text:span></text:p>
      <text:p text:style-name="Preformatted_20_Text"><text:span text:style-name="Source_20_Text"><text:s text:c="2"/>"token_type": "Bearer",</text:span></text:p>
      <text:p text:style-name="Preformatted_20_Text"><text:span text:style-name="Source_20_Text"><text:s text:c="2"/>"expires_in": 3600</text:span></text:p>
      <text:p text:style-name="P2"><text:span text:style-name="Source_20_Text">}</text:span></text:p>
      <text:h text:style-name="Heading_20_3" text:outline-level="3"><text:span text:style-name="Strong_20_Emphasis">Step 3: Use Token to Access API</text:span></text:h>
      <text:p text:style-name="Preformatted_20_Text"><text:span text:style-name="Source_20_Text">GET /resource</text:span></text:p>
      <text:p text:style-name="P2"><text:span text:style-name="Source_20_Text">Authorization: Bearer JWT_ACCESS_TOKEN</text:span></text:p>
      <text:p text:style-name="Horizontal_20_Line"/>
      <text:h text:style-name="Heading_20_2" text:outline-level="2">🔹 <text:span text:style-name="Strong_20_Emphasis">Verifying JWT Signature</text:span></text:h>
      <text:p text:style-name="Text_20_body">Clients or resource servers can verify the JWT using the <text:span text:style-name="Strong_20_Emphasis">public key</text:span>:</text:p>
      <text:p text:style-name="P2"><text:span text:style-name="Source_20_Text">openssl x509 -pubkey -noout -in public.pem</text:span></text:p>
      <text:p text:style-name="Horizontal_20_Line"/>
      <text:h text:style-name="Heading_20_2" text:outline-level="2">🔹 <text:span text:style-name="Strong_20_Emphasis">Why RS256 Instead of HS256?</text:span></text:h>
      <text:p text:style-name="Text_20_body">✅ <text:span text:style-name="Strong_20_Emphasis">RS256 (Asymmetric)</text:span>: Public-private key cryptography, more secure.<text:line-break/>❌ <text:span text:style-name="Strong_20_Emphasis">HS256 (Symmetric)</text:span>: Requires shared secret, less secure in distributed environments.</text:p>
      <text:p text:style-name="Horizontal_20_Line"/>
      <text:p text:style-name="Text_20_body">This setup ensures <text:span text:style-name="Strong_20_Emphasis">secure authentication</text:span>, <text:span text:style-name="Strong_20_Emphasis">OIDC support</text:span>, and <text:span text:style-name="Strong_20_Emphasis">JWT-based authorization</text:span> for different use cases! 🚀</text:p>
      <text:p text:style-name="P5"/>
      <text:p text:style-name="P5"/>
      <text:h text:style-name="P1" text:outline-level="3"><text:span text:style-name="Strong_20_Emphasis">Understanding </text:span><text:span text:style-name="Strong_20_Emphasis"><text:span text:style-name="Source_20_Text">openid</text:span></text:span><text:span text:style-name="Strong_20_Emphasis"> and </text:span><text:span text:style-name="Strong_20_Emphasis"><text:span text:style-name="Source_20_Text">profile</text:span></text:span><text:span text:style-name="Strong_20_Emphasis"> Scopes in OAuth 2.0 / OpenID Connect</text:span></text:h>
      <text:p text:style-name="Text_20_body">When using <text:span text:style-name="Strong_20_Emphasis">OpenID Connect (OIDC)</text:span>, scopes determine what <text:span text:style-name="Strong_20_Emphasis">user information</text:span> (claims) the client application can access. Two common scopes are:</text:p>
      <text:list text:style-name="L7">
        <text:list-item>
          <text:p text:style-name="P48"><text:soft-page-break/><text:span text:style-name="Strong_20_Emphasis"><text:span text:style-name="Source_20_Text">openid</text:span></text:span><text:span text:style-name="Strong_20_Emphasis"> Scope</text:span> (Mandatory for OIDC) </text:p>
        </text:list-item>
        <text:list-item>
          <text:p text:style-name="P47"><text:span text:style-name="Strong_20_Emphasis"><text:span text:style-name="Source_20_Text">profile</text:span></text:span><text:span text:style-name="Strong_20_Emphasis"> Scope</text:span> (Optional but useful for user details) </text:p>
        </text:list-item>
      </text:list>
      <text:p text:style-name="Horizontal_20_Line"/>
      <text:h text:style-name="Heading_20_2" text:outline-level="2"><text:span text:style-name="Strong_20_Emphasis">1. </text:span><text:span text:style-name="Strong_20_Emphasis"><text:span text:style-name="Source_20_Text">openid</text:span></text:span><text:span text:style-name="Strong_20_Emphasis"> Scope</text:span></text:h>
      <text:p text:style-name="Text_20_body">✅ <text:span text:style-name="Strong_20_Emphasis">Purpose:</text:span></text:p>
      <text:list text:style-name="L8">
        <text:list-item>
          <text:p text:style-name="P50">The <text:span text:style-name="Strong_20_Emphasis"><text:span text:style-name="Source_20_Text">openid</text:span></text:span> scope is required in <text:span text:style-name="Strong_20_Emphasis">any OpenID Connect request</text:span>. </text:p>
        </text:list-item>
        <text:list-item>
          <text:p text:style-name="P49">It <text:span text:style-name="Strong_20_Emphasis">does not grant access to user details</text:span> but allows retrieving the <text:span text:style-name="Strong_20_Emphasis">ID Token</text:span>, which proves the user's identity. </text:p>
        </text:list-item>
      </text:list>
      <text:p text:style-name="Text_20_body">🔹 <text:span text:style-name="Strong_20_Emphasis">What does it provide?</text:span></text:p>
      <text:list text:style-name="L9">
        <text:list-item>
          <text:p text:style-name="P52">Only includes the <text:span text:style-name="Strong_20_Emphasis">subject identifier (</text:span><text:span text:style-name="Strong_20_Emphasis"><text:span text:style-name="Source_20_Text">sub</text:span></text:span><text:span text:style-name="Strong_20_Emphasis">)</text:span> by default (a unique user ID). </text:p>
        </text:list-item>
        <text:list-item>
          <text:p text:style-name="P51">Other user claims require additional scopes like <text:span text:style-name="Source_20_Text">profile</text:span>, <text:span text:style-name="Source_20_Text">email</text:span>, etc. </text:p>
        </text:list-item>
      </text:list>
      <text:p text:style-name="Text_20_body">🔹 <text:span text:style-name="Strong_20_Emphasis">Example of an ID Token (Decoded JWT) with </text:span><text:span text:style-name="Strong_20_Emphasis"><text:span text:style-name="Source_20_Text">openid</text:span></text:span><text:span text:style-name="Strong_20_Emphasis"> Scope Only:</text:span></text:p>
      <text:p text:style-name="Preformatted_20_Text"><text:span text:style-name="Source_20_Text">{</text:span></text:p>
      <text:p text:style-name="Preformatted_20_Text"><text:span text:style-name="Source_20_Text"><text:s text:c="2"/>"iss": "http://localhost:9000",</text:span></text:p>
      <text:p text:style-name="Preformatted_20_Text"><text:span text:style-name="Source_20_Text"><text:s text:c="2"/>"sub": "123456789", <text:s text:c="2"/>// Unique user ID</text:span></text:p>
      <text:p text:style-name="Preformatted_20_Text"><text:span text:style-name="Source_20_Text"><text:s text:c="2"/>"aud": "login-client",</text:span></text:p>
      <text:p text:style-name="Preformatted_20_Text"><text:span text:style-name="Source_20_Text"><text:s text:c="2"/>"exp": 1712000000,</text:span></text:p>
      <text:p text:style-name="Preformatted_20_Text"><text:span text:style-name="Source_20_Text"><text:s text:c="2"/>"iat": 1711990000,</text:span></text:p>
      <text:p text:style-name="Preformatted_20_Text"><text:span text:style-name="Source_20_Text"><text:s text:c="2"/>"nonce": "xyz123"</text:span></text:p>
      <text:p text:style-name="P2"><text:span text:style-name="Source_20_Text">}</text:span></text:p>
      <text:p text:style-name="Text_20_body">📌 <text:span text:style-name="Strong_20_Emphasis">Key Takeaways:</text:span></text:p>
      <text:list text:style-name="L10">
        <text:list-item>
          <text:p text:style-name="P54">The token <text:span text:style-name="Strong_20_Emphasis">confirms the user’s authentication</text:span> but doesn’t provide personal details. </text:p>
        </text:list-item>
        <text:list-item>
          <text:p text:style-name="P53">To access the user’s name, email, etc., additional scopes like <text:span text:style-name="Source_20_Text">profile</text:span> or <text:span text:style-name="Source_20_Text">email</text:span> are needed. </text:p>
        </text:list-item>
      </text:list>
      <text:p text:style-name="Horizontal_20_Line"/>
      <text:h text:style-name="Heading_20_2" text:outline-level="2"><text:span text:style-name="Strong_20_Emphasis">2. </text:span><text:span text:style-name="Strong_20_Emphasis"><text:span text:style-name="Source_20_Text">profile</text:span></text:span><text:span text:style-name="Strong_20_Emphasis"> Scope</text:span></text:h>
      <text:p text:style-name="Text_20_body">✅ <text:span text:style-name="Strong_20_Emphasis">Purpose:</text:span></text:p>
      <text:list text:style-name="L11">
        <text:list-item>
          <text:p text:style-name="P56">Grants access to <text:span text:style-name="Strong_20_Emphasis">basic user profile information</text:span> (if available in the identity provider). </text:p>
        </text:list-item>
        <text:list-item>
          <text:p text:style-name="P55">Works <text:span text:style-name="Strong_20_Emphasis">only when combined with </text:span><text:span text:style-name="Strong_20_Emphasis"><text:span text:style-name="Source_20_Text">openid</text:span></text:span><text:span text:style-name="Strong_20_Emphasis"> scope`</text:span> in OpenID Connect. </text:p>
        </text:list-item>
      </text:list>
      <text:p text:style-name="Text_20_body">🔹 <text:span text:style-name="Strong_20_Emphasis">What does it provide?</text:span><text:line-break/>Includes <text:span text:style-name="Strong_20_Emphasis">common user claims</text:span>, such as:</text:p>
      <text:list text:style-name="L12">
        <text:list-item>
          <text:p text:style-name="P58"><text:span text:style-name="Source_20_Text">name</text:span>: Full name </text:p>
        </text:list-item>
        <text:list-item>
          <text:p text:style-name="P58"><text:span text:style-name="Source_20_Text">given_name</text:span>: First name </text:p>
        </text:list-item>
        <text:list-item>
          <text:p text:style-name="P58"><text:span text:style-name="Source_20_Text">family_name</text:span>: Last name </text:p>
        </text:list-item>
        <text:list-item>
          <text:p text:style-name="P58"><text:span text:style-name="Source_20_Text">nickname</text:span>: Nickname </text:p>
        </text:list-item>
        <text:list-item>
          <text:p text:style-name="P58"><text:span text:style-name="Source_20_Text">preferred_username</text:span>: Username </text:p>
        </text:list-item>
        <text:list-item>
          <text:p text:style-name="P58"><text:soft-page-break/><text:span text:style-name="Source_20_Text">picture</text:span>: Profile picture URL </text:p>
        </text:list-item>
        <text:list-item>
          <text:p text:style-name="P57"><text:span text:style-name="Source_20_Text">updated_at</text:span>: Timestamp of last profile update </text:p>
        </text:list-item>
      </text:list>
      <text:p text:style-name="Text_20_body">🔹 <text:span text:style-name="Strong_20_Emphasis">Example of an ID Token (Decoded JWT) with </text:span><text:span text:style-name="Strong_20_Emphasis"><text:span text:style-name="Source_20_Text">openid</text:span></text:span><text:span text:style-name="Strong_20_Emphasis"> + </text:span><text:span text:style-name="Strong_20_Emphasis"><text:span text:style-name="Source_20_Text">profile</text:span></text:span><text:span text:style-name="Strong_20_Emphasis"> Scopes:</text:span></text:p>
      <text:p text:style-name="Preformatted_20_Text"><text:span text:style-name="Source_20_Text">{</text:span></text:p>
      <text:p text:style-name="Preformatted_20_Text"><text:span text:style-name="Source_20_Text"><text:s text:c="2"/>"iss": "http://localhost:9000",</text:span></text:p>
      <text:p text:style-name="Preformatted_20_Text"><text:span text:style-name="Source_20_Text"><text:s text:c="2"/>"sub": "123456789",</text:span></text:p>
      <text:p text:style-name="Preformatted_20_Text"><text:span text:style-name="Source_20_Text"><text:s text:c="2"/>"aud": "login-client",</text:span></text:p>
      <text:p text:style-name="Preformatted_20_Text"><text:span text:style-name="Source_20_Text"><text:s text:c="2"/>"exp": 1712000000,</text:span></text:p>
      <text:p text:style-name="Preformatted_20_Text"><text:span text:style-name="Source_20_Text"><text:s text:c="2"/>"iat": 1711990000,</text:span></text:p>
      <text:p text:style-name="Preformatted_20_Text"><text:span text:style-name="Source_20_Text"><text:s text:c="2"/>"nonce": "xyz123",</text:span></text:p>
      <text:p text:style-name="Preformatted_20_Text"><text:span text:style-name="Source_20_Text"><text:s text:c="2"/>"name": "John Doe",</text:span></text:p>
      <text:p text:style-name="Preformatted_20_Text"><text:span text:style-name="Source_20_Text"><text:s text:c="2"/>"given_name": "John",</text:span></text:p>
      <text:p text:style-name="Preformatted_20_Text"><text:span text:style-name="Source_20_Text"><text:s text:c="2"/>"family_name": "Doe",</text:span></text:p>
      <text:p text:style-name="Preformatted_20_Text"><text:span text:style-name="Source_20_Text"><text:s text:c="2"/>"preferred_username": "johndoe",</text:span></text:p>
      <text:p text:style-name="Preformatted_20_Text"><text:span text:style-name="Source_20_Text"><text:s text:c="2"/>"picture": "https://example.com/johndoe.jpg",</text:span></text:p>
      <text:p text:style-name="Preformatted_20_Text"><text:span text:style-name="Source_20_Text"><text:s text:c="2"/>"updated_at": 1711980000</text:span></text:p>
      <text:p text:style-name="P2"><text:span text:style-name="Source_20_Text">}</text:span></text:p>
      <text:p text:style-name="Text_20_body">📌 <text:span text:style-name="Strong_20_Emphasis">Key Takeaways:</text:span></text:p>
      <text:list text:style-name="L13">
        <text:list-item>
          <text:p text:style-name="P60">This allows client applications to display <text:span text:style-name="Strong_20_Emphasis">user names, avatars, and profile details</text:span>. </text:p>
        </text:list-item>
        <text:list-item>
          <text:p text:style-name="P59">The <text:span text:style-name="Strong_20_Emphasis">Identity Provider (IdP)</text:span> (like Google, Keycloak, or Spring Security) must support these claims. </text:p>
        </text:list-item>
      </text:list>
      <text:p text:style-name="Horizontal_20_Line"/>
      <text:h text:style-name="Heading_20_2" text:outline-level="2"><text:span text:style-name="Strong_20_Emphasis">🔍 Example OAuth2 Authorization Request</text:span></text:h>
      <text:p text:style-name="Text_20_body">If a client wants to authenticate the user <text:span text:style-name="Strong_20_Emphasis">and retrieve their profile</text:span>, it would request:</text:p>
      <text:p text:style-name="Preformatted_20_Text"><text:span text:style-name="Source_20_Text">https://localhost:9000/oauth2/authorize?</text:span></text:p>
      <text:p text:style-name="Preformatted_20_Text"><text:span text:style-name="Source_20_Text"><text:s text:c="3"/>response_type=code&amp;</text:span></text:p>
      <text:p text:style-name="Preformatted_20_Text"><text:span text:style-name="Source_20_Text"><text:s text:c="3"/>client_id=login-client&amp;</text:span></text:p>
      <text:p text:style-name="Preformatted_20_Text"><text:span text:style-name="Source_20_Text"><text:s text:c="3"/>redirect_uri=http://127.0.0.1:8080/authorized&amp;</text:span></text:p>
      <text:p text:style-name="Preformatted_20_Text"><text:span text:style-name="Source_20_Text"><text:s text:c="3"/>scope=openid profile&amp;</text:span></text:p>
      <text:p text:style-name="P2"><text:span text:style-name="Source_20_Text"><text:s text:c="3"/>state=randomstate123</text:span></text:p>
      <text:list text:style-name="L14">
        <text:list-item>
          <text:p text:style-name="P62">This redirects the user to log in and <text:span text:style-name="Strong_20_Emphasis">grants the client access to their profile data</text:span>. </text:p>
        </text:list-item>
        <text:list-item>
          <text:p text:style-name="P61">The client exchanges the authorization code for <text:span text:style-name="Strong_20_Emphasis">ID &amp; access tokens</text:span>. </text:p>
        </text:list-item>
      </text:list>
      <text:p text:style-name="Horizontal_20_Line"/>
      <text:h text:style-name="Heading_20_2" text:outline-level="2"><text:span text:style-name="Strong_20_Emphasis">✅ Summary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cope</text:p>
            </table:table-cell>
            <table:table-cell table:style-name="Table1.A1" office:value-type="string">
              <text:p text:style-name="Table_20_Heading">Required?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Claims Provid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openid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Enables OpenID authentication &amp; ID Token</text:p>
          </table:table-cell>
          <table:table-cell table:style-name="Table1.A1" office:value-type="string">
            <text:p text:style-name="Table_20_Contents">Only <text:span text:style-name="Source_20_Text">sub</text:span> (User I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profile</text:span>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Grants access to user profile details</text:p>
          </table:table-cell>
          <table:table-cell table:style-name="Table1.A1" office:value-type="string">
            <text:p text:style-name="Table_20_Contents"><text:span text:style-name="Source_20_Text">name</text:span>, <text:span text:style-name="Source_20_Text">nickname</text:span>, <text:span text:style-name="Source_20_Text">picture</text:span>, etc.</text:p>
          </table:table-cell>
        </table:table-row>
      </table:table>
      <text:p text:style-name="Text_20_body"><text:span text:style-name="Strong_20_Emphasis">Would you like a real implementation guide or an example in Spring Security?</text:span> 🚀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01:13:58.852000000</meta:creation-date>
    <dc:date>2025-03-02T02:12:05.569000000</dc:date>
    <meta:editing-duration>PT57M55S</meta:editing-duration>
    <meta:editing-cycles>27</meta:editing-cycles>
    <meta:generator>LibreOffice/7.6.0.3$Windows_X86_64 LibreOffice_project/69edd8b8ebc41d00b4de3915dc82f8f0fc3b6265</meta:generator>
    <meta:document-statistic meta:table-count="1" meta:image-count="0" meta:object-count="0" meta:page-count="8" meta:paragraph-count="224" meta:word-count="1094" meta:character-count="8143" meta:non-whitespace-character-count="7172"/>
  </office:meta>
</office:document-meta>
</file>